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cm" fo:padding-top="0cm" fo:padding-bottom="0cm" fo:padding-left="0cm" fo:padding-right="0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8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94bd5e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1" fo:font-size="8pt" style:font-size-asian="18pt" style:font-weight-asian="normal" style:font-size-complex="18pt"/>
    </style:style>
    <style:style style:name="P3" style:family="paragraph">
      <style:paragraph-properties fo:text-align="center"/>
      <style:text-properties fo:font-size="8pt" style:font-size-asian="18pt" style:font-weight-asian="normal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Droid Sans" fo:font-size="8pt" style:font-size-asian="8pt" style:font-size-complex="8pt"/>
    </style:style>
    <style:style style:name="T1" style:family="text">
      <style:text-properties style:font-name="Droid Sans1" fo:font-size="8pt" style:font-size-asian="18pt" style:font-weight-asian="normal" style:font-size-complex="18pt"/>
    </style:style>
    <style:style style:name="T2" style:family="text">
      <style:text-properties style:font-name="Droid Sans1" fo:font-size="10pt" style:font-weight-asian="normal"/>
    </style:style>
    <style:style style:name="T3" style:family="text">
      <style:text-properties style:font-name="Droid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45cm" svg:height="0.334cm" svg:x="1cm" svg:y="6.383cm">
          <text:p text:style-name="P1"><text:span text:style-name="T1">Bugfix bran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45cm" svg:height="0.37cm" svg:x="1cm" svg:y="6.86cm">
          <draw:glue-point draw:id="4" svg:x="-3.206cm" svg:y="4.96cm"/>
          <text:p text:style-name="P1"><text:span text:style-name="T1">Topic bran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4cm" svg:height="0.369cm" svg:x="1cm" svg:y="7.362cm">
          <text:p text:style-name="P1"><text:span text:style-name="T1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611cm" svg:height="0.412cm" svg:x="0.873cm" svg:y="4.398cm">
          <draw:text-box>
            <text:p text:style-name="P4"><text:span text:style-name="T2">master</text:span></text:p>
          </draw:text-box>
        </draw:frame>
        <draw:custom-shape draw:style-name="gr5" draw:text-style-name="P1" xml:id="id1" draw:id="id1" draw:layer="layout" svg:width="0.381cm" svg:height="0.381cm" svg:x="2.27cm" svg:y="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381cm" svg:height="0.381cm" svg:x="3.521cm" svg:y="6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381cm" svg:height="0.381cm" svg:x="4.791cm" svg:y="6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2.596cm" svg:y1="4.816cm" svg:x2="3.576cm" svg:y2="6.196cm" draw:start-shape="id1" draw:start-glue-point="9" draw:end-shape="id2" draw:end-glue-point="5" svg:d="M2596 4816l980 1380" svg:viewBox="0 0 981 1381">
          <text:p/>
        </draw:connector>
        <draw:connector draw:style-name="gr7" draw:text-style-name="P1" draw:layer="layout" draw:type="line" svg:x1="3.902cm" svg:y1="6.332cm" svg:x2="4.791cm" svg:y2="6.332cm" draw:start-shape="id2" draw:start-glue-point="10" draw:end-shape="id3" draw:end-glue-point="6" svg:d="M3902 6332h889" svg:viewBox="0 0 890 1">
          <text:p/>
        </draw:connector>
        <draw:frame draw:style-name="gr4" draw:text-style-name="P4" draw:layer="layout" svg:width="1.611cm" svg:height="0.412cm" svg:x="3.561cm" svg:y="6.746cm">
          <draw:text-box>
            <text:p text:style-name="P4"><text:span text:style-name="T2">topic_a</text:span></text:p>
          </draw:text-box>
        </draw:frame>
        <draw:connector draw:style-name="gr7" draw:text-style-name="P1" draw:layer="layout" draw:type="line" svg:x1="2.651cm" svg:y1="4.681cm" svg:x2="6.061cm" svg:y2="4.681cm" draw:start-shape="id1" draw:start-glue-point="10" draw:end-shape="id4" draw:end-glue-point="6" svg:d="M2651 4681h3410" svg:viewBox="0 0 3411 1">
          <text:p/>
        </draw:connector>
        <draw:custom-shape draw:style-name="gr3" draw:text-style-name="P5" draw:layer="layout" svg:width="0.859cm" svg:height="0.381cm" draw:transform="rotate (1.5707963267949) translate (6.061cm 5.827cm)">
          <text:p text:style-name="P1"><text:span text:style-name="T3">3.0.0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5" draw:id="id5" draw:layer="layout" svg:width="0.381cm" svg:height="0.381cm" svg:x="7.331cm" svg:y="3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0.381cm" svg:height="0.381cm" svg:x="8.601cm" svg:y="3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7.712cm" svg:y1="3.381cm" svg:x2="8.601cm" svg:y2="3.381cm" draw:start-shape="id5" draw:start-glue-point="10" draw:end-shape="id6" draw:end-glue-point="6" svg:d="M7712 3381h889" svg:viewBox="0 0 890 1">
          <text:p/>
        </draw:connector>
        <draw:connector draw:style-name="gr7" draw:text-style-name="P1" draw:layer="layout" draw:type="line" svg:x1="6.387cm" svg:y1="4.545cm" svg:x2="7.386cm" svg:y2="3.516cm" draw:start-shape="id4" draw:start-glue-point="11" draw:end-shape="id5" draw:end-glue-point="7" svg:d="M6387 4545l999-1029" svg:viewBox="0 0 1000 1030">
          <text:p/>
        </draw:connector>
        <draw:frame draw:style-name="gr4" draw:text-style-name="P4" draw:layer="layout" svg:width="1.611cm" svg:height="0.412cm" svg:x="7.371cm" svg:y="2.651cm">
          <draw:text-box>
            <text:p text:style-name="P4"><text:span text:style-name="T2">fix_a</text:span></text:p>
          </draw:text-box>
        </draw:frame>
        <draw:custom-shape draw:style-name="gr5" draw:text-style-name="P1" xml:id="id4" draw:id="id4" draw:layer="layout" svg:width="0.381cm" svg:height="0.381cm" svg:x="6.061cm" svg:y="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5.117cm" svg:y1="6.196cm" svg:x2="6.116cm" svg:y2="4.816cm" draw:start-shape="id3" draw:start-glue-point="11" draw:end-shape="id4" draw:end-glue-point="7" svg:d="M5117 6196l999-1380" svg:viewBox="0 0 1000 1381">
          <text:p/>
        </draw:connector>
        <draw:custom-shape draw:style-name="gr3" draw:text-style-name="P5" draw:layer="layout" svg:width="0.859cm" svg:height="0.381cm" draw:transform="rotate (1.5707963267949) translate (9.871cm 5.73cm)">
          <text:p text:style-name="P1"><text:span text:style-name="T3">3.0.1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7" draw:id="id7" draw:layer="layout" svg:width="0.381cm" svg:height="0.381cm" svg:x="9.871cm" svg:y="4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442cm" svg:y1="4.681cm" svg:x2="9.871cm" svg:y2="4.651cm" draw:start-shape="id4" draw:start-glue-point="10" draw:end-shape="id7" draw:end-glue-point="6" svg:d="M6442 4681l3429-30" svg:viewBox="0 0 3430 31">
          <text:p/>
        </draw:connector>
        <draw:frame draw:style-name="gr4" draw:text-style-name="P4" draw:layer="layout" svg:width="1.611cm" svg:height="0.412cm" svg:x="7.458cm" svg:y="6.715cm">
          <draw:text-box>
            <text:p text:style-name="P4"><text:span text:style-name="T2">topic_b</text:span></text:p>
          </draw:text-box>
        </draw:frame>
        <draw:custom-shape draw:style-name="gr6" draw:text-style-name="P1" xml:id="id8" draw:id="id8" draw:layer="layout" svg:width="0.381cm" svg:height="0.381cm" svg:x="7.331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0.381cm" svg:height="0.381cm" svg:x="8.601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7.712cm" svg:y1="6.302cm" svg:x2="8.601cm" svg:y2="6.302cm" draw:start-shape="id8" draw:start-glue-point="10" draw:end-shape="id9" draw:end-glue-point="6" svg:d="M7712 6302h889" svg:viewBox="0 0 890 1">
          <text:p/>
        </draw:connector>
        <draw:connector draw:style-name="gr7" draw:text-style-name="P1" draw:layer="layout" draw:type="line" svg:x1="6.387cm" svg:y1="4.816cm" svg:x2="7.386cm" svg:y2="6.166cm" draw:start-shape="id4" draw:start-glue-point="9" draw:end-shape="id8" draw:end-glue-point="5" svg:d="M6387 4816l999 1350" svg:viewBox="0 0 1000 1351">
          <text:p/>
        </draw:connector>
        <draw:connector draw:style-name="gr9" draw:text-style-name="P1" draw:layer="layout" draw:type="line" svg:x1="11.467cm" svg:y1="6.166cm" svg:x2="12.466cm" svg:y2="4.786cm" draw:start-shape="id10" draw:start-glue-point="11" draw:end-shape="id11" draw:end-glue-point="7" svg:d="M11467 6166l999-1380" svg:viewBox="0 0 1000 1381">
          <text:p/>
        </draw:connector>
        <draw:custom-shape draw:style-name="gr5" draw:text-style-name="P1" xml:id="id11" draw:id="id11" draw:layer="layout" svg:width="0.381cm" svg:height="0.381cm" svg:x="12.411cm" svg:y="4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8.982cm" svg:y1="3.381cm" svg:x2="9.926cm" svg:y2="4.515cm" draw:start-shape="id6" draw:start-glue-point="10" draw:end-shape="id7" draw:end-glue-point="5" svg:d="M8982 3381l944 1134" svg:viewBox="0 0 945 1135">
          <text:p/>
        </draw:connector>
        <draw:connector draw:style-name="gr7" draw:text-style-name="P1" draw:layer="layout" draw:type="line" svg:x1="10.252cm" svg:y1="4.651cm" svg:x2="12.411cm" svg:y2="4.651cm" draw:start-shape="id7" draw:start-glue-point="10" draw:end-shape="id11" draw:end-glue-point="6" svg:d="M10252 4651h2159" svg:viewBox="0 0 2160 1">
          <text:p/>
        </draw:connector>
        <draw:custom-shape draw:style-name="gr3" draw:text-style-name="P5" draw:layer="layout" svg:width="0.859cm" svg:height="0.381cm" draw:transform="rotate (1.5707963267949) translate (12.411cm 5.73cm)">
          <text:p text:style-name="P1"><text:span text:style-name="T3">3.1.0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10" draw:id="id10" draw:layer="layout" svg:width="0.381cm" svg:height="0.381cm" svg:x="11.141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8.982cm" svg:y1="6.302cm" svg:x2="11.141cm" svg:y2="6.302cm" draw:start-shape="id9" draw:start-glue-point="10" draw:end-shape="id10" draw:end-glue-point="6" svg:d="M8982 6302h2159" svg:viewBox="0 0 2160 1">
          <text:p/>
        </draw:connector>
        <draw:connector draw:style-name="gr10" draw:text-style-name="P1" draw:layer="layout" draw:type="line" svg:x1="10.197cm" svg:y1="4.786cm" svg:x2="11.196cm" svg:y2="6.166cm" draw:start-shape="id7" draw:start-glue-point="9" draw:end-shape="id10" draw:end-glue-point="5" svg:d="M10197 4786l999 1380" svg:viewBox="0 0 1000 1381">
          <text:p/>
        </draw:connector>
        <draw:custom-shape draw:style-name="gr8" draw:text-style-name="P1" xml:id="id12" draw:id="id12" draw:layer="layout" svg:width="0.381cm" svg:height="0.381cm" svg:x="13.681cm" svg:y="3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" draw:id="id13" draw:layer="layout" svg:width="0.381cm" svg:height="0.381cm" svg:x="16.221cm" svg:y="3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4.062cm" svg:y1="3.381cm" svg:x2="16.221cm" svg:y2="3.381cm" draw:start-shape="id12" draw:start-glue-point="10" draw:end-shape="id13" draw:end-glue-point="6" svg:d="M14062 3381h2159" svg:viewBox="0 0 2160 1">
          <text:p/>
        </draw:connector>
        <draw:frame draw:style-name="gr4" draw:text-style-name="P4" draw:layer="layout" svg:width="1.611cm" svg:height="0.412cm" svg:x="13.721cm" svg:y="2.651cm">
          <draw:text-box>
            <text:p text:style-name="P4"><text:span text:style-name="T2">fix_b</text:span></text:p>
          </draw:text-box>
        </draw:frame>
        <draw:connector draw:style-name="gr7" draw:text-style-name="P1" draw:layer="layout" draw:type="line" svg:x1="12.737cm" svg:y1="4.515cm" svg:x2="13.736cm" svg:y2="3.516cm" draw:start-shape="id11" draw:start-glue-point="11" draw:end-shape="id12" draw:end-glue-point="7" svg:d="M12737 4515l999-999" svg:viewBox="0 0 1000 1000">
          <text:p/>
        </draw:connector>
        <draw:frame draw:style-name="gr4" draw:text-style-name="P4" draw:layer="layout" svg:width="1.611cm" svg:height="0.412cm" svg:x="13.808cm" svg:y="6.715cm">
          <draw:text-box>
            <text:p text:style-name="P4"><text:span text:style-name="T2">topic_c</text:span></text:p>
          </draw:text-box>
        </draw:frame>
        <draw:custom-shape draw:style-name="gr6" draw:text-style-name="P1" xml:id="id14" draw:id="id14" draw:layer="layout" svg:width="0.381cm" svg:height="0.381cm" svg:x="13.681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5" draw:id="id15" draw:layer="layout" svg:width="0.381cm" svg:height="0.381cm" svg:x="14.894cm" svg:y="4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2.737cm" svg:y1="4.786cm" svg:x2="13.736cm" svg:y2="6.166cm" draw:start-shape="id11" draw:start-glue-point="9" draw:end-shape="id14" draw:end-glue-point="5" svg:d="M12737 4786l999 1380" svg:viewBox="0 0 1000 1381">
          <text:p/>
        </draw:connector>
        <draw:connector draw:style-name="gr10" draw:text-style-name="P1" draw:layer="layout" draw:type="line" svg:x1="15.22cm" svg:y1="4.515cm" svg:x2="17.546cm" svg:y2="3.516cm" draw:start-shape="id15" draw:start-glue-point="11" draw:end-shape="id16" draw:end-glue-point="7" svg:d="M15220 4515l2326-999" svg:viewBox="0 0 2327 1000">
          <text:p/>
        </draw:connector>
        <draw:custom-shape draw:style-name="gr8" draw:text-style-name="P1" xml:id="id16" draw:id="id16" draw:layer="layout" svg:width="0.381cm" svg:height="0.381cm" svg:x="17.491cm" svg:y="3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6.602cm" svg:y1="3.381cm" svg:x2="17.491cm" svg:y2="3.381cm" draw:start-shape="id13" draw:start-glue-point="10" draw:end-shape="id16" draw:end-glue-point="6" svg:d="M16602 3381h889" svg:viewBox="0 0 890 1">
          <text:p/>
        </draw:connector>
        <draw:connector draw:style-name="gr7" draw:text-style-name="P1" draw:layer="layout" draw:type="line" svg:x1="12.792cm" svg:y1="4.651cm" svg:x2="14.894cm" svg:y2="4.651cm" draw:start-shape="id11" draw:start-glue-point="10" draw:end-shape="id15" draw:end-glue-point="6" svg:d="M12792 4651h2102" svg:viewBox="0 0 2103 1">
          <text:p/>
        </draw:connector>
        <draw:custom-shape draw:style-name="gr5" draw:text-style-name="P1" xml:id="id17" draw:id="id17" draw:layer="layout" svg:width="0.381cm" svg:height="0.381cm" svg:x="18.761cm" svg:y="4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859cm" svg:height="0.381cm" draw:transform="rotate (1.5707963267949) translate (14.951cm 5.73cm)">
          <text:p text:style-name="P1"><text:span text:style-name="T3">3.2.0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draw:type="line" svg:x1="14.007cm" svg:y1="6.166cm" svg:x2="14.949cm" svg:y2="4.786cm" draw:start-shape="id14" draw:start-glue-point="11" draw:end-shape="id15" draw:end-glue-point="7" svg:d="M14007 6166l942-1380" svg:viewBox="0 0 943 1381">
          <text:p/>
        </draw:connector>
        <draw:connector draw:style-name="gr9" draw:text-style-name="P1" draw:layer="layout" draw:type="line" svg:x1="17.817cm" svg:y1="3.516cm" svg:x2="18.816cm" svg:y2="4.515cm" draw:start-shape="id16" draw:start-glue-point="9" draw:end-shape="id17" draw:end-glue-point="5" svg:d="M17817 3516l999 999" svg:viewBox="0 0 1000 1000">
          <text:p/>
        </draw:connector>
        <draw:connector draw:style-name="gr7" draw:text-style-name="P1" draw:layer="layout" draw:type="line" svg:x1="15.275cm" svg:y1="4.651cm" svg:x2="18.761cm" svg:y2="4.651cm" draw:start-shape="id15" draw:start-glue-point="10" draw:end-shape="id17" draw:end-glue-point="6" svg:d="M15275 4651h3486" svg:viewBox="0 0 3487 1">
          <text:p/>
        </draw:connector>
        <draw:custom-shape draw:style-name="gr3" draw:text-style-name="P5" draw:layer="layout" svg:width="0.859cm" svg:height="0.381cm" draw:transform="rotate (1.5707963267949) translate (18.78cm 5.699cm)">
          <text:p text:style-name="P1"><text:span text:style-name="T3">3.2.1</text:span></text:p>
          <draw:enhanced-geometry svg:viewBox="0 0 21600 21600" draw:text-areas="0 0 21600 21600" draw:mirror-horizontal="false" draw:mirror-vertical="false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0.859cm" svg:height="0.381cm" draw:transform="rotate (1.5707963267949) translate (16.221cm 4.43cm)">
          <text:p text:style-name="P1"><text:span text:style-name="T3">3.1.1</text:span></text:p>
          <draw:enhanced-geometry svg:viewBox="0 0 21600 21600" draw:text-areas="0 0 21600 21600" draw:type="chevron" draw:modifiers="19372.0279720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ahenzli</meta:initial-creator>
    <meta:creation-date>2014-05-20T15:17:45.916322247</meta:creation-date>
    <dc:date>2014-05-28T14:37:09.894456388</dc:date>
    <dc:creator>Ramon Cahenzli</dc:creator>
    <meta:editing-duration>PT3H4M20S</meta:editing-duration>
    <meta:editing-cycles>62</meta:editing-cycles>
    <meta:generator>LibreOffice/4.2.4.2$Linux_X86_64 LibreOffice_project/420m0$Build-2</meta:generator>
    <meta:document-statistic meta:object-count="55"/>
  </office:meta>
</office:document-meta>
</file>